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_20_Spacing" style:list-style-name="WWNum1"/>
    <style:style style:name="P2" style:family="paragraph" style:parent-style-name="No_20_Spacing">
      <style:text-properties fo:font-weight="bold" style:font-weight-asian="bold"/>
    </style:style>
    <style:style style:name="P3" style:family="paragraph" style:parent-style-name="No_20_Spacing">
      <style:text-properties officeooo:paragraph-rsid="0019f8f7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f8f7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T5" style:family="text">
      <style:text-properties officeooo:rsid="0022e3c2"/>
    </style:style>
    <style:style style:name="T6" style:family="text">
      <style:text-properties officeooo:rsid="001daf9e"/>
    </style:style>
    <style:style style:name="T7" style:family="text">
      <style:text-properties officeooo:rsid="001e1e06"/>
    </style:style>
    <style:style style:name="T8" style:family="text">
      <style:text-properties officeooo:rsid="001e25b3"/>
    </style:style>
    <style:style style:name="T9" style:family="text">
      <style:text-properties officeooo:rsid="001f2c54"/>
    </style:style>
    <style:style style:name="T10" style:family="text">
      <style:text-properties officeooo:rsid="00207708"/>
    </style:style>
    <style:style style:name="T11" style:family="text">
      <style:text-properties officeooo:rsid="0019f8f7"/>
    </style:style>
    <style:style style:name="T12" style:family="text">
      <style:text-properties officeooo:rsid="001bb5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No_20_Spacing" loext:marker-style-name="T1"><text:span text:style-name="T1">Git workflow</text:span><text:span text:style-name="T1"/></text:p>
      <text:p text:style-name="No_20_Spacing">A Git project can be thought of as having three parts:</text:p>
      <text:list text:style-name="WWNum1">
        <text:list-item>
          <text:p text:style-name="P1"><text:s/><text:span text:style-name="T3">A Working Directory</text:span>: where you’ll be doing all the work: creating, editing, deleting and organizing files</text:p>
        </text:list-item>
        <text:list-item>
          <text:p text:style-name="P1">A Staging Area: where you’ll list changes you make to the working directory</text:p>
        </text:list-item>
        <text:list-item>
          <text:p text:style-name="P1">A Repository: where Git permanently stores those changes as different versions of the project.</text:p>
        </text:list-item>
      </text:list>
      <text:p text:style-name="No_20_Spacing">The Git workflow consists of editing files in the working directory, adding files to the staging area, and saving changes to a Git repository. In Git, we save changes with a commit, which we will learn more about in this lesson.</text:p>
      <text:p text:style-name="P4" loext:marker-style-name="T3"><text:span text:style-name="T3"><text:tab/><text:tab/><text:tab/><text:tab/><text:tab/><text:tab/><text:tab/></text:span><text:span text:style-name="T3"/></text:p>
      <text:p text:style-name="No_20_Spacing">git init</text:p>
      <text:p text:style-name="Standard" loext:marker-style-name="T4"><text:tab/><text:span text:style-name="T4">The command sets up all the tools Git needs to begin tracking changes made to the project.</text:span><text:span text:style-name="T4"/></text:p>
      <text:p text:style-name="No_20_Spacing">initalized empty Git repository in /chemin_doc/.git/</text:p>
      <text:p text:style-name="Standard" loext:marker-style-name="T4"><text:tab/><text:span text:style-name="T4">Initialise un répertoire Git</text:span><text:span text:style-name="T4"/></text:p>
      <text:p text:style-name="No_20_Spacing">git status</text:p>
      <text:p text:style-name="Standard" loext:marker-style-name="T4"><text:tab/><text:span text:style-name="T4">Show changes in the working directory, untracked files, initial commit, …</text:span><text:span text:style-name="T4"/></text:p>
      <text:p text:style-name="No_20_Spacing">git add filename1.xyz filename2.xyz</text:p>
      <text:p text:style-name="Standard" loext:marker-style-name="T4"><text:tab/><text:span text:style-name="T4">add a file or changes to the staging area</text:span><text:span text:style-name="T4"/></text:p>
      <text:p text:style-name="No_20_Spacing">git diff filename</text:p>
      <text:p text:style-name="Standard" loext:marker-style-name="T4"><text:tab/><text:span text:style-name="T4">show changes of a file between the working directory and the staging area</text:span><text:span text:style-name="T4"/></text:p>
      <text:p text:style-name="No_20_Spacing">git commit -m « message »</text:p>
      <text:p text:style-name="Standard" loext:marker-style-name="T4"><text:tab/><text:span text:style-name="T4">store changes from staging area to working directory with a message</text:span><text:span text:style-name="T4"/></text:p>
      <text:p text:style-name="No_20_Spacing">git log</text:p>
      <text:p text:style-name="No_20_Spacing" loext:marker-style-name="T4"><text:tab/><text:span text:style-name="T4">show the commits :</text:span><text:span text:style-name="T4"/></text:p>
      <text:p text:style-name="No_20_Spacing" loext:marker-style-name="T4"><text:span text:style-name="T4"><text:tab/><text:tab/>SHA : 40-character code</text:span><text:span text:style-name="T4"/></text:p>
      <text:p text:style-name="No_20_Spacing" loext:marker-style-name="T4"><text:span text:style-name="T4"><text:tab/><text:tab/>Author</text:span><text:span text:style-name="T4"/></text:p>
      <text:p text:style-name="No_20_Spacing" loext:marker-style-name="T4"><text:span text:style-name="T4"><text:tab/><text:tab/>Date</text:span><text:span text:style-name="T4"/></text:p>
      <text:p text:style-name="No_20_Spacing" loext:marker-style-name="T4"><text:span text:style-name="T4"><text:tab/><text:tab/>Commit message</text:span><text:span text:style-name="T4"/></text:p>
      <text:p text:style-name="P2" loext:marker-style-name="T1"/>
      <text:p text:style-name="P2" loext:marker-style-name="T1"/>
      <text:p text:style-name="No_20_Spacing" loext:marker-style-name="T1"><text:span text:style-name="T1">Back tracking</text:span><text:span text:style-name="T1"/></text:p>
      <text:p text:style-name="No_20_Spacing">git show HEAD</text:p>
      <text:p text:style-name="Standard" loext:marker-style-name="T4"><text:span text:style-name="T4"><text:tab/>show current commit, usually = the last commit</text:span></text:p>
      <text:p text:style-name="No_20_Spacing">git checkout HEAD file.xyz</text:p>
      <text:p text:style-name="Standard"><text:tab/><text:span text:style-name="T4">discard last change</text:span></text:p>
      <text:p text:style-name="No_20_Spacing">git reset HEAD file.xyz</text:p>
      <text:p text:style-name="Standard"><text:tab/><text:span text:style-name="T4">remove a file from the staging directory</text:span></text:p>
      <text:p text:style-name="No_20_Spacing">git reset commit_SHA</text:p>
      <text:p text:style-name="Standard"><text:tab/><text:span text:style-name="T4">commit_SHA = the first 7 character of the commit you want to rewind to</text:span><text:bookmark text:name="_GoBack"/></text:p>
      <text:p text:style-name="Standard"/>
      <text:p text:style-name="Standard"/>
      <text:p text:style-name="Standard"/>
      <text:p text:style-name="P3" loext:marker-style-name="T1"><text:soft-page-break/><text:span text:style-name="T1">B</text:span><text:span text:style-name="T2">ranch</text:span></text:p>
      <text:p text:style-name="P3">git branch </text:p>
      <text:p text:style-name="P3"><text:tab/>show the branch, the * actual branch is green </text:p>
      <text:p text:style-name="No_20_Spacing"/>
      <text:p text:style-name="P3">git branch new_banch </text:p>
      <text:p text:style-name="P3"><text:tab/><text:span text:style-name="T11">create a branch</text:span></text:p>
      <text:p text:style-name="No_20_Spacing"/>
      <text:p text:style-name="P3">git checkout branch_name </text:p>
      <text:p text:style-name="P3"><text:tab/>switch to the branch</text:p>
      <text:p text:style-name="No_20_Spacing"/>
      <text:p text:style-name="P3">git merge branch_name</text:p>
      <text:p text:style-name="P3"><text:tab/>merge the branch to the master branch</text:p>
      <text:p text:style-name="No_20_Spacing"/>
      <text:p text:style-name="P3">git branch -d branch_name</text:p>
      <text:p text:style-name="P3"><text:tab/>delete the branch branch_name</text:p>
      <text:p text:style-name="No_20_Spacing"/>
      <text:p text:style-name="P3">git clone remote_location clone_name</text:p>
      <text:p text:style-name="P3"><text:tab/>copy locally the repository (called origin)</text:p>
      <text:p text:style-name="No_20_Spacing"/>
      <text:p text:style-name="P3">git remote -v</text:p>
      <text:p text:style-name="P3"><text:tab/>show remote project (to do in the local repository)</text:p>
      <text:p text:style-name="No_20_Spacing"/>
      <text:p text:style-name="P3">git fetch</text:p>
      <text:p text:style-name="P3"><text:tab/>downloads objects from the origin remote repository. </text:p>
      <text:p text:style-name="P3"><text:tab/>The changes are stored in the origin/branch-name branch, waiting to be merged.</text:p>
      <text:p text:style-name="No_20_Spacing"><text:tab/><text:tab/><text:tab/>→ git merge origin/master : merge changes</text:p>
      <text:p text:style-name="No_20_Spacing"/>
      <text:p text:style-name="P3">git push origin your_branch_name</text:p>
      <text:p text:style-name="P3"><text:tab/>push the branch to the remote reposetery</text:p>
      <text:p text:style-name="No_20_Spacing"/>
      <text:p text:style-name="P3">git log --graph --decorate --oneline –all</text:p>
      <text:p text:style-name="P3"><text:tab/>show branch and commi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0.88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9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9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9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9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9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0.889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9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9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9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9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9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çois DUMONT</meta:initial-creator>
    <meta:editing-cycles>11</meta:editing-cycles>
    <meta:creation-date>2024-08-16T13:33:00</meta:creation-date>
    <dc:date>2024-08-18T13:16:05.125295278</dc:date>
    <meta:editing-duration>PT1H16M24S</meta:editing-duration>
    <meta:generator>LibreOffice/24.2.4.2$Linux_X86_64 LibreOffice_project/420$Build-2</meta:generator>
    <meta:document-statistic meta:table-count="0" meta:image-count="0" meta:object-count="0" meta:page-count="2" meta:paragraph-count="57" meta:word-count="367" meta:character-count="2192" meta:non-whitespace-character-count="1841"/>
    <meta:user-defined meta:name="AppVersion">16.0000</meta:user-defined>
    <meta:template xlink:type="simple" xlink:actuate="onRequest" xlink:title="Normal" xlink:href=""/>
  </office:meta>
</office:document-meta>
</file>